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586cm" style:rel-column-width="2600*"/>
    </style:style>
    <style:style style:name="Tableau3.B" style:family="table-column">
      <style:table-column-properties style:column-width="3.881cm" style:rel-column-width="2200*"/>
    </style:style>
    <style:style style:name="Tableau3.C" style:family="table-column">
      <style:table-column-properties style:column-width="5.865cm" style:rel-column-width="3325*"/>
    </style:style>
    <style:style style:name="Tableau3.D" style:family="table-column">
      <style:table-column-properties style:column-width="4.101cm" style:rel-column-width="2325*"/>
    </style:style>
    <style:style style:name="Tableau3.E" style:family="table-column">
      <style:table-column-properties style:column-width="7.267cm" style:rel-column-width="4120*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2" style:family="table-row">
      <style:table-row-properties style:min-row-height="7.982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6.618cm"/>
    </style:style>
    <style:style style:name="Tableau3.6" style:family="table-row">
      <style:table-row-properties style:min-row-height="8.687cm"/>
    </style:style>
    <style:style style:name="Tableau3.7" style:family="table-row">
      <style:table-row-properties style:min-row-height="1.147cm"/>
    </style:style>
    <style:style style:name="Tableau3.8" style:family="table-row">
      <style:table-row-properties style:min-row-height="9.26cm"/>
    </style:style>
    <style:style style:name="Tableau3.9" style:family="table-row">
      <style:table-row-properties style:min-row-height="5.953cm"/>
    </style:style>
    <style:style style:name="Tableau3.10" style:family="table-row">
      <style:table-row-properties style:min-row-height="0.441cm"/>
    </style:style>
    <style:style style:name="Tableau3.11" style:family="table-row">
      <style:table-row-properties style:min-row-height="8.647cm"/>
    </style:style>
    <style:style style:name="Tableau3.12" style:family="table-row">
      <style:table-row-properties style:min-row-height="7.011cm"/>
    </style:style>
    <style:style style:name="Tableau3.14" style:family="table-row">
      <style:table-row-properties style:min-row-height="15.129cm"/>
    </style:style>
    <style:style style:name="Tableau3.15" style:family="table-row">
      <style:table-row-properties style:min-row-height="1.02cm"/>
    </style:style>
    <style:style style:name="Tableau3.16" style:family="table-row">
      <style:table-row-properties style:min-row-height="15.286cm"/>
    </style:style>
    <style:style style:name="Tableau3.18" style:family="table-row">
      <style:table-row-properties style:min-row-height="15.482cm"/>
    </style:style>
    <style:style style:name="Tableau3.23" style:family="table-row">
      <style:table-row-properties style:min-row-height="15.52cm"/>
    </style:style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6cm" style:rel-column-width="16383*"/>
    </style:style>
    <style:style style:name="Tableau1.1" style:family="table-row">
      <style:table-row-properties style:min-row-height="1.1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951cm"/>
    </style:style>
    <style:style style:name="Tableau1.11" style:family="table-row">
      <style:table-row-properties style:min-row-height="1.949cm"/>
    </style:style>
    <style:style style:name="Tableau1.12" style:family="table-row">
      <style:table-row-properties style:min-row-height="0.926cm"/>
    </style:style>
    <style:style style:name="P1" style:family="paragraph" style:parent-style-name="Standard">
      <style:text-properties fo:font-variant="normal" fo:text-transform="none" style:use-window-font-color="true" style:text-line-through-style="none" style:font-name="Calibri" fo:font-size="11pt" fo:letter-spacing="normal" fo:language="fr" fo:country="FR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font-name="Calibri" fo:font-size="11pt" fo:letter-spacing="normal" fo:language="fr" fo:country="FR" fo:font-style="normal" style:text-underline-style="solid" style:text-underline-width="auto" style:text-underline-color="font-color" fo:font-weight="normal" style:text-blinking="false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variant="normal" fo:text-transform="none" style:use-window-font-color="true" style:text-line-through-style="none" style:font-name="Calibri" fo:font-size="11pt" fo:language="fr" fo:country="FR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style:text-line-through-style="none" style:font-name="Calibri" fo:font-size="11pt" fo:language="fr" fo:country="FR" fo:font-style="normal" style:text-underline-style="solid" style:text-underline-width="auto" style:text-underline-color="font-color" fo:font-weight="normal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variant="normal" fo:text-transform="none" style:use-window-font-color="true" style:font-name="Calibri" fo:font-size="11pt" fo:letter-spacing="normal" fo:language="fr" fo:country="FR" fo:font-style="normal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use-window-font-color="true" style:font-name="Calibri" fo:font-size="11pt" fo:language="fr" fo:country="FR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Calibri" fo:font-size="11pt" fo:language="fr" fo:country="F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center" style:justify-single-word="false"/>
      <style:text-properties style:font-name="Calibri" fo:font-size="22pt" style:font-size-asian="22pt" style:font-size-complex="22pt"/>
    </style:style>
    <style:style style:name="P11" style:family="paragraph" style:parent-style-name="Text_20_body">
      <style:paragraph-properties fo:text-align="center" style:justify-single-word="false"/>
      <style:text-properties style:font-name="Calibri" fo:font-size="22pt" fo:font-weight="bold" style:font-size-asian="22pt" style:font-weight-asian="bold" style:font-size-complex="22pt" style:font-weight-complex="bold"/>
    </style:style>
    <style:style style:name="P12" style:family="paragraph" style:parent-style-name="Text_20_body">
      <style:text-properties style:font-name="Calibri" style:text-underline-style="solid" style:text-underline-width="auto" style:text-underline-color="font-color"/>
    </style:style>
    <style:style style:name="P13" style:family="paragraph" style:parent-style-name="Text_20_body" style:list-style-name="L2">
      <style:text-properties style:font-name="Calibri" style:text-underline-style="solid" style:text-underline-width="auto" style:text-underline-color="font-color"/>
    </style:style>
    <style:style style:name="P14" style:family="paragraph" style:parent-style-name="Text_20_body">
      <style:text-properties style:font-name="Calibri" style:text-underline-style="none"/>
    </style:style>
    <style:style style:name="P15" style:family="paragraph" style:parent-style-name="Text_20_body">
      <style:paragraph-properties fo:text-align="center" style:justify-single-word="false" fo:break-before="page"/>
      <style:text-properties style:font-name="Calibri" fo:font-size="22pt" style:font-size-asian="22pt" style:font-size-complex="22pt"/>
    </style:style>
    <style:style style:name="P16" style:family="paragraph" style:parent-style-name="Text_20_body" style:list-style-name="L3">
      <style:paragraph-properties fo:break-before="page"/>
      <style:text-properties style:font-name="Calibri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9" style:family="paragraph" style:parent-style-name="Table_20_Contents">
      <style:text-properties style:use-window-font-color="true" style:font-name="Calibri" fo:font-size="11pt" fo:language="fr" fo:country="FR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Calibri" fo:font-size="11pt" fo:language="fr" fo:country="FR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Calibri" fo:font-size="11pt" fo:language="fr" fo:country="FR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style:font-name="Calibri"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able_20_Contents">
      <style:text-properties style:use-window-font-color="true" style:font-name="Calibri"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style:text-line-through-style="none" fo:letter-spacing="normal" fo:language="fr" fo:country="FR" fo:font-style="normal" style:text-underline-style="none" style:text-blinking="false" fo:background-color="transparent"/>
    </style:style>
    <style:style style:name="T5" style:family="text">
      <style:text-properties fo:font-variant="normal" fo:text-transform="none" style:text-line-through-style="none" fo:letter-spacing="normal" fo:font-style="normal" style:text-underline-style="none" style:text-blinking="false" fo:background-color="transparent"/>
    </style:style>
    <style:style style:name="T6" style:family="text">
      <style:text-properties fo:font-variant="normal" fo:text-transform="none" fo:letter-spacing="normal" fo:language="fr" fo:country="FR" fo:font-style="normal" fo:background-color="transparent"/>
    </style:style>
    <style:style style:name="T7" style:family="text">
      <style:text-properties fo:font-variant="normal" fo:text-transform="none" fo:letter-spacing="normal" fo:font-style="normal" fo:background-color="transparen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/>
      <text:p text:style-name="P10"/>
      <text:p text:style-name="P10"/>
      <text:p text:style-name="P10"/>
      <text:p text:style-name="P11">NF16 - TP 04</text:p>
      <text:p text:style-name="P10">Compte-rendu</text:p>
      <text:p text:style-name="P10">Vérification de programmes.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uteurs :</text:p>
      <text:p text:style-name="P9">Akim Sadaoui, GI01</text:p>
      <text:p text:style-name="P9">Antoine Hars, GI01</text:p>
      <text:list xml:id="list1151991053" text:style-name="L2">
        <text:list-item>
          <text:p text:style-name="P13"><text:soft-page-break/>Analyse de la spécification et extraction de cas de test :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7"><text:span text:style-name="T3">Fonction</text:span></text:p>
            <text:p text:style-name="P20"/>
          </table:table-cell>
          <table:table-cell table:style-name="Tableau3.A1" office:value-type="string">
            <text:p text:style-name="P7"><text:span text:style-name="T3">Valeurs entrées</text:span></text:p>
          </table:table-cell>
          <table:table-cell table:style-name="Tableau3.A1" office:value-type="string">
            <text:p text:style-name="P7"><text:span text:style-name="T3">Comportements attendus</text:span></text:p>
          </table:table-cell>
          <table:table-cell table:style-name="Tableau3.A1" office:value-type="string">
            <text:p text:style-name="P7"><text:span text:style-name="T3">Valeurs Sorties</text:span></text:p>
          </table:table-cell>
          <table:table-cell table:style-name="Tableau3.E1" office:value-type="string">
            <text:p text:style-name="P7"><text:span text:style-name="T3">Commentaires</text:span></text:p>
          </table:table-cell>
        </table:table-row>
        <table:table-row table:style-name="Tableau3.2">
          <table:table-cell table:style-name="Tableau3.A2" office:value-type="string">
            <text:p text:style-name="P21">cree_tache</text:p>
          </table:table-cell>
          <table:table-cell table:style-name="Tableau3.A2" office:value-type="string">
            <text:p text:style-name="P19">Nom tâche</text:p>
            <text:p text:style-name="P19"/>
            <text:p text:style-name="P19">Durée</text:p>
          </table:table-cell>
          <table:table-cell table:style-name="Tableau3.A2" office:value-type="string">
            <text:p text:style-name="P6"><text:span text:style-name="T3">Liste vide :</text:span><text:line-break/><text:span text:style-name="T3">Pas d’action et un message d’avertissement.</text:span><text:line-break/><text:line-break/><text:span text:style-name="T3">Données correctes :</text:span><text:line-break/><text:span text:style-name="T3">Créer une nouvelle tâche avec le nom et la durée donnés et retourne un pointeur vers cette tâche.</text:span></text:p>
            <text:p text:style-name="P19"/>
          </table:table-cell>
          <table:table-cell table:style-name="Tableau3.A2" office:value-type="string">
            <text:p text:style-name="P19">Un pointeur vers la tâche</text:p>
          </table:table-cell>
          <table:table-cell table:style-name="Tableau3.E2" office:value-type="string">
            <text:p text:style-name="P19">Variables d’entrée :</text:p>
            <text:p text:style-name="P19">Id caract et durée</text:p>
            <text:p text:style-name="P19">duree.</text:p>
            <text:p text:style-name="P19"/>
            <text:p text:style-name="P19">Cas 1 (valeurs courantes) : La fonction crée la tâche en</text:p>
            <text:p text:style-name="P19">incrémentant de 1 la durée.</text:p>
            <text:p text:style-name="P19"/>
            <text:p text:style-name="P19">Cas 2 (valeurs particulières) :</text:p>
            <text:p text:style-name="P19">Lorsque que caract est une chaîne vide, la tâche est crée avec un nom vide.</text:p>
            <text:p text:style-name="P19">Le programme tolère des durées négatives.</text:p>
            <text:p text:style-name="P19"/>
            <text:p text:style-name="P19">Cas 3 (valeurs aberrantes) :</text:p>
            <text:p text:style-name="P19">Lorsque caract = NULL,</text:p>
            <text:p text:style-name="P19">le programme s'interrompt.</text:p>
          </table:table-cell>
        </table:table-row>
        <table:table-row>
          <table:table-cell table:style-name="Tableau3.A2" office:value-type="string">
            <text:p text:style-name="P21">cree_liste</text:p>
          </table:table-cell>
          <table:table-cell table:style-name="Tableau3.A2" office:value-type="string">
            <text:p text:style-name="P19">Un pointeur vers une tâche.</text:p>
          </table:table-cell>
          <table:table-cell table:style-name="Tableau3.A2" office:value-type="string">
            <text:p text:style-name="P6"><text:span text:style-name="T3">pointeur null :</text:span><text:line-break/><text:span text:style-name="T3">Crée une liste vide (ne contenant que la sentinelle).</text:span><text:line-break/><text:line-break/><text:span text:style-name="T3">pointeur valide :</text:span><text:line-break/><text:span text:style-name="T3">Crée une liste avec comme seul élément la tâche pointée.</text:span></text:p>
            <text:p text:style-name="P19"/>
          </table:table-cell>
          <table:table-cell table:style-name="Tableau3.A2" office:value-type="string">
            <text:p text:style-name="P1">Un pointeur vers la liste de tâches.</text:p>
            <text:p text:style-name="P19"/>
          </table:table-cell>
          <table:table-cell table:style-name="Tableau3.E2" office:value-type="string">
            <text:p text:style-name="P19">Variables d’entrées :</text:p>
            <text:p text:style-name="P19">La tache ptache.</text:p>
            <text:p text:style-name="P19"/>
            <text:p text:style-name="P19">Cas 1 (valeurs courantes) :</text:p>
            <text:p text:style-name="P19">Initialise la liste avec la tâche.</text:p>
            <text:p text:style-name="P19"/>
            <text:p text:style-name="P19">Cas 2 (valeurs particulières) :</text:p>
            <text:p text:style-name="P19">Si la tâche vaut null, initialisation de la liste avec null.</text:p>
            <text:p text:style-name="P19"/>
            <text:p text:style-name="P19">Cas 3 (valeurs aberrantes) :</text:p>
            <text:p text:style-name="P19">Si on met en paramètre une</text:p>
            <text:p text:style-name="P19">chaîne de caractères, la liste est initialisée avec la chaîne de caractères, le fonction ne détecte pas l'erreur.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5">
          <table:table-cell table:style-name="Tableau3.A2" office:value-type="string">
            <text:p text:style-name="P21">affiche_liste</text:p>
          </table:table-cell>
          <table:table-cell table:style-name="Tableau3.A2" office:value-type="string">
            <text:p text:style-name="P19">Un pointeur vers une liste de tâches.</text:p>
          </table:table-cell>
          <table:table-cell table:style-name="Tableau3.A2" office:value-type="string">
            <text:p text:style-name="P8"><text:span text:style-name="T4">pointeur null :</text:span><text:span text:style-name="T6"><text:line-break/></text:span><text:span text:style-name="T4">affiche un message d’erreur.</text:span><text:span text:style-name="T6"><text:line-break/><text:line-break/></text:span><text:span text:style-name="T4">pointeur </text:span><text:span text:style-name="T3">correct et liste vide :</text:span><text:line-break/><text:span text:style-name="T3">Affiche “liste vide”.</text:span><text:line-break/><text:line-break/><text:span text:style-name="T3">pointeur correct et liste non vide :</text:span><text:line-break/><text:span text:style-name="T3">affiche l’id et la durée de toutes les tâches une à une.</text:span></text:p>
            <text:p text:style-name="P5"><text:span text:style-name="T1"/></text:p>
            <text:p text:style-name="P19"/>
          </table:table-cell>
          <table:table-cell table:style-name="Tableau3.A2" office:value-type="string">
            <text:p text:style-name="P19">void</text:p>
          </table:table-cell>
          <table:table-cell table:style-name="Tableau3.E2" office:value-type="string">
            <text:p text:style-name="P19">Variables d’entrée :</text:p>
            <text:p text:style-name="P19">La liste de tache list_tache.</text:p>
            <text:p text:style-name="P19"/>
            <text:p text:style-name="P19">Cas 1 (valeurs courantes) :</text:p>
            <text:p text:style-name="P19">La liste s'affiche normalement.</text:p>
            <text:p text:style-name="P19"/>
            <text:p text:style-name="P19">Cas 2 (valeurs particulières) : </text:p>
            <text:p text:style-name="P19">Si la liste contient qu'une tâche NULL, la fonction affiche « liste vide ».</text:p>
            <text:p text:style-name="P19"/>
            <text:p text:style-name="P19">Cas 3 (valeurs aberrantes) :</text:p>
            <text:p text:style-name="P19">Le cas d'une liste NULL, la fonction affiche « liste vide » au lieu de NULL.</text:p>
          </table:table-cell>
        </table:table-row>
        <table:table-row table:style-name="Tableau3.6">
          <table:table-cell table:style-name="Tableau3.A2" office:value-type="string">
            <text:p text:style-name="P21">ajoute_tache</text:p>
          </table:table-cell>
          <table:table-cell table:style-name="Tableau3.A2" office:value-type="string">
            <text:p text:style-name="P5"><text:span text:style-name="T1">Un pointeur vers une liste de tâches.</text:span></text:p>
            <text:p text:style-name="P5"><text:line-break/><text:span text:style-name="T1">Un pointeur vers une tâche.</text:span></text:p>
            <text:p text:style-name="P19"/>
          </table:table-cell>
          <table:table-cell table:style-name="Tableau3.A2" office:value-type="string">
            <text:p text:style-name="P5"><text:span text:style-name="T1">pointeur vers la liste null :</text:span><text:line-break/><text:span text:style-name="T1">pas d’action et retourne une erreur (0).</text:span><text:line-break/><text:line-break/><text:span text:style-name="T1">pointeur vers la tâche null:</text:span><text:line-break/><text:span text:style-name="T1">affiche une erreur et retourne 0.</text:span><text:line-break/><text:line-break/><text:span text:style-name="T1">données correctes :</text:span><text:line-break/><text:span text:style-name="T1">ajoute la tâche à la liste et: retourne 1.</text:span></text:p>
            <text:p text:style-name="P19"/>
          </table:table-cell>
          <table:table-cell table:style-name="Tableau3.A2" office:value-type="string">
            <text:p text:style-name="P5"><text:span text:style-name="T1">1 pas d’erreur</text:span><text:line-break/><text:span text:style-name="T1">0 erreur d’ajout</text:span></text:p>
            <text:p text:style-name="P19"/>
          </table:table-cell>
          <table:table-cell table:style-name="Tableau3.E2" office:value-type="string">
            <text:p text:style-name="P19">Variables d'entrée :</text:p>
            <text:p text:style-name="P19">La liste de tache list_tache..</text:p>
            <text:p text:style-name="P19"/>
            <text:p text:style-name="P19">Cas 1 (valeurs courantes) :</text:p>
            <text:p text:style-name="P19">La tâche est ajoutée et la</text:p>
            <text:p text:style-name="P19">fonction retourne 1.</text:p>
            <text:p text:style-name="P19"/>
            <text:p text:style-name="P19">Cas 2 (valeurs particulières) :</text:p>
            <text:p text:style-name="P19">Pour la liste vide, affichage de « liste</text:p>
            <text:p text:style-name="P19">vide » et retourne 0.</text:p>
            <text:p text:style-name="P19">Si la tâche est vide, affichage de</text:p>
            <text:p text:style-name="P19">« tâche à ajouter vide » et</text:p>
            <text:p text:style-name="P19">retourne 0.</text:p>
            <text:p text:style-name="P19"/>
            <text:p text:style-name="P19">Cas 3 (valeurs aberrantes) :</text:p>
            <text:p text:style-name="P19">Le paramètre de la tâche ou de</text:p>
            <text:p text:style-name="P19">la liste n’est pas de type task, la</text:p>
            <text:p text:style-name="P19">fonction ne s'exécute pas.</text:p>
          </table:table-cell>
        </table:table-row>
        <text:soft-page-break/>
        <table:table-row table:style-name="Tableau3.7"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8">
          <table:table-cell table:style-name="Tableau3.A2" office:value-type="string">
            <text:p text:style-name="P21">annule_tache</text:p>
          </table:table-cell>
          <table:table-cell table:style-name="Tableau3.A2" office:value-type="string">
            <text:p text:style-name="P5"><text:span text:style-name="T1">Un pointeur vers une liste de tâches.</text:span></text:p>
            <text:p text:style-name="P5"><text:line-break/><text:span text:style-name="T1">Nom de la tâche à annuler.</text:span></text:p>
            <text:p text:style-name="P19"/>
          </table:table-cell>
          <table:table-cell table:style-name="Tableau3.A2" office:value-type="string">
            <text:p text:style-name="P5"><text:span text:style-name="T1">pointeur null :</text:span><text:line-break/><text:span text:style-name="T1">affiche une erreur.</text:span><text:line-break/><text:line-break/><text:span text:style-name="T1">string vide :</text:span><text:line-break/><text:span text:style-name="T1">affiche un avertissement et retourne un pointeur vers la liste.</text:span></text:p>
            <text:p text:style-name="P19"/>
            <text:p text:style-name="P5"><text:bookmark text:name="internal-source-marker_0.89567532762885096"/><text:span text:style-name="T1">liste vide :</text:span><text:line-break/><text:span text:style-name="T1">affiche un avertissement et retourne un pointeur vers la liste.</text:span><text:line-break/><text:line-break/><text:span text:style-name="T1">liste non vide et nom correct :</text:span><text:line-break/><text:span text:style-name="T1">parcourt la liste, annule la tâche et retourne un pointeur vers la liste.</text:span></text:p>
            <text:p text:style-name="P19"/>
          </table:table-cell>
          <table:table-cell table:style-name="Tableau3.A2" office:value-type="string">
            <text:p text:style-name="P3">Un pointeur vers la liste de tâches.</text:p>
            <text:p text:style-name="P19"/>
          </table:table-cell>
          <table:table-cell table:style-name="Tableau3.E2" office:value-type="string">
            <text:p text:style-name="P19">Variables d’entrée :</text:p>
            <text:p text:style-name="P19">La liste de tache list_tache et</text:p>
            <text:p text:style-name="P19">une chaîne de caractère caract.</text:p>
            <text:p text:style-name="P19"/>
            <text:p text:style-name="P19">Cas 1 (valeurs courantes) :</text:p>
            <text:p text:style-name="P19">Modifie le premier élément de la</text:p>
            <text:p text:style-name="P19">liste sans supprimer l’élément</text:p>
            <text:p text:style-name="P19">passé en paramètre.</text:p>
            <text:p text:style-name="P19"/>
            <text:p text:style-name="P19">Cas 2 (valeurs particulières) :</text:p>
            <text:p text:style-name="P19">exécution du cas 1 tout en testant avec</text:p>
            <text:p text:style-name="P19">une tâche qui n'existe pas dans</text:p>
            <text:p text:style-name="P19">la liste.</text:p>
            <text:p text:style-name="P19"/>
            <text:p text:style-name="P19">Cas 3 (valeurs aberrantes) :</text:p>
            <text:p text:style-name="P19">Si on met une liste NULL un</text:p>
            <text:p text:style-name="P19">message « liste vide » s'affiche.</text:p>
            <text:p text:style-name="P19"/>
          </table:table-cell>
        </table:table-row>
        <table:table-row table:style-name="Tableau3.9">
          <table:table-cell table:style-name="Tableau3.A2" office:value-type="string">
            <text:p text:style-name="P21">execute_tache_FIFO</text:p>
          </table:table-cell>
          <table:table-cell table:style-name="Tableau3.A2" office:value-type="string">
            <text:p text:style-name="P3">Un pointeur vers une liste de tâches.</text:p>
            <text:p text:style-name="P19"/>
          </table:table-cell>
          <table:table-cell table:style-name="Tableau3.A2" office:value-type="string">
            <text:p text:style-name="P6"><text:span text:style-name="T5">pointeur null :</text:span><text:span text:style-name="T7"><text:line-break/></text:span><text:span text:style-name="T5">pas d’action et renvoie une erreur.</text:span><text:span text:style-name="T7"><text:line-break/><text:line-break/></text:span><text:span text:style-name="T5">liste vide :</text:span><text:span text:style-name="T7"><text:line-break/></text:span><text:span text:style-name="T5">pas d’action est retourne un pointeur vers la liste.</text:span><text:span text:style-name="T7"><text:line-break/><text:line-break/></text:span><text:span text:style-name="T5">liste non vide :</text:span><text:span text:style-name="T7"><text:line-break/></text:span><text:span text:style-name="T5">exécute la première tâche, la retire de la liste et retourne un pointeur vers la liste.</text:span></text:p>
          </table:table-cell>
          <table:table-cell table:style-name="Tableau3.A2" office:value-type="string">
            <text:p text:style-name="P6"><text:span text:style-name="T5">Un pointeur vers la liste de tâches.</text:span></text:p>
          </table:table-cell>
          <table:table-cell table:style-name="Tableau3.E2" office:value-type="string">
            <text:p text:style-name="P19">Variables d'entrée :</text:p>
            <text:p text:style-name="P19">La liste de tâches list_tache.</text:p>
            <text:p text:style-name="P19"/>
            <text:p text:style-name="P19">Cas 1 (valeurs courantes) :</text:p>
            <text:p text:style-name="P19">la fonction exécute la première tâche de la liste. Si la liste ne contient qu'une tâche, la fonction affiche « dernière tâche exécutée ». Dans les autres cas, «tache [nom] exécutée».</text:p>
            <text:p text:style-name="P19"/>
            <text:p text:style-name="P19">Cas 2 (valeur particulière) :</text:p>
            <text:p text:style-name="P19">Pour une liste vide, affichage de « liste vide pas de tâche à exécuter ».</text:p>
          </table:table-cell>
        </table:table-row>
        <text:soft-page-break/>
        <table:table-row table:style-name="Tableau3.10"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11">
          <table:table-cell table:style-name="Tableau3.A2" office:value-type="string">
            <text:p text:style-name="P21">depile_tache</text:p>
          </table:table-cell>
          <table:table-cell table:style-name="Tableau3.A2" office:value-type="string">
            <text:p text:style-name="P1">Un pointeur vers une liste de tâches.</text:p>
            <text:p text:style-name="P19"/>
          </table:table-cell>
          <table:table-cell table:style-name="Tableau3.A2" office:value-type="string">
            <text:p text:style-name="P6"><text:span text:style-name="T3">pointeur null :</text:span><text:line-break/><text:span text:style-name="T3">message d’erreur.</text:span><text:line-break/><text:line-break/><text:span text:style-name="T3">liste vide :</text:span><text:line-break/><text:span text:style-name="T3">avertissement</text:span><text:line-break/><text:span text:style-name="T3">retourne un pointeur vers la liste.</text:span><text:line-break/><text:line-break/><text:span text:style-name="T3">liste non vide :</text:span><text:line-break/><text:span text:style-name="T3">Dépile une tâche dans la liste et retourne la liste, avec la tâche en moins.</text:span></text:p>
          </table:table-cell>
          <table:table-cell table:style-name="Tableau3.A2" office:value-type="string">
            <text:p text:style-name="P6"><text:span text:style-name="T3">Un pointeur vers la liste de tâches.</text:span></text:p>
          </table:table-cell>
          <table:table-cell table:style-name="Tableau3.E2" office:value-type="string">
            <text:p text:style-name="P23">Variables d’entrée :</text:p>
            <text:p text:style-name="P23">La liste de tâches list_tache.</text:p>
            <text:p text:style-name="P23"/>
            <text:p text:style-name="P23">Cas 1 (valeurs courantes) :</text:p>
            <text:p text:style-name="P23">La fonction retire la dernière tâche de la liste. Si la liste ne contient qu'un tâche, la fonction retourne une liste vide.</text:p>
            <text:p text:style-name="P23"/>
            <text:p text:style-name="P23">Cas 2 (valeurs particulières) :</text:p>
            <text:p text:style-name="P23">Pour le cas de la liste vide, la fonction ne fait rien.</text:p>
          </table:table-cell>
        </table:table-row>
        <table:table-row table:style-name="Tableau3.12">
          <table:table-cell table:style-name="Tableau3.A2" office:value-type="string">
            <text:p text:style-name="P21">depile_tache2</text:p>
          </table:table-cell>
          <table:table-cell table:style-name="Tableau3.A2" office:value-type="string">
            <text:p text:style-name="P1">Un pointeur vers la liste de tâches.</text:p>
          </table:table-cell>
          <table:table-cell table:style-name="Tableau3.A2" office:value-type="string">
            <text:p text:style-name="P6">Pointeur null :</text:p>
            <text:p text:style-name="P6">message d'erreur.</text:p>
            <text:p text:style-name="P6"/>
            <text:p text:style-name="P6">Liste vide :</text:p>
            <text:p text:style-name="P6">avertissement.</text:p>
            <text:p text:style-name="P6"/>
            <text:p text:style-name="P6">liste vide :</text:p>
            <text:p text:style-name="P6">on parcout toute la liste, quand le curseur est sur la dernière tâche de la liste, on l'exécute.</text:p>
          </table:table-cell>
          <table:table-cell table:style-name="Tableau3.A2" office:value-type="string">
            <text:p text:style-name="P3">Un pointeur vers la tâche dépilée.</text:p>
          </table:table-cell>
          <table:table-cell table:style-name="Tableau3.E2" office:value-type="string">
            <text:p text:style-name="P19">Variables d'entrée :</text:p>
            <text:p text:style-name="P19">La liste de tâches <text:span text:style-name="T9">list_tache</text:span><text:span text:style-name="T8">.</text:span></text:p>
            <text:p text:style-name="P19"><text:span text:style-name="T8"/></text:p>
            <text:p text:style-name="P19"><text:span text:style-name="T8">Cette fonction ne s'exécute pas normalement.</text:span>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14">
          <table:table-cell table:style-name="Tableau3.A2" office:value-type="string">
            <text:p text:style-name="P21">execute_tache_LIFO</text:p>
          </table:table-cell>
          <table:table-cell table:style-name="Tableau3.A2" office:value-type="string">
            <text:p text:style-name="P3">Un pointeur vers une liste de tâches.</text:p>
            <text:p text:style-name="P19"/>
          </table:table-cell>
          <table:table-cell table:style-name="Tableau3.A2" office:value-type="string">
            <text:p text:style-name="P5"><text:span text:style-name="T1">pointeur null :</text:span><text:line-break/><text:span text:style-name="T1">message d’erreur.</text:span><text:line-break/><text:line-break/><text:span text:style-name="T1">liste vide :</text:span><text:line-break/><text:span text:style-name="T1">avertissement</text:span><text:line-break/><text:span text:style-name="T1">retourne un pointeur vers la liste.</text:span><text:line-break/><text:line-break/><text:span text:style-name="T1">liste non vide :</text:span><text:line-break/><text:span text:style-name="T1">exécute la dernière tâche, la retire de la liste et retourne un pointeur vers la liste.</text:span></text:p>
            <text:p text:style-name="P19"/>
          </table:table-cell>
          <table:table-cell table:style-name="Tableau3.A2" office:value-type="string">
            <text:p text:style-name="P6"><text:span text:style-name="T5">Un pointeur vers la liste de tâches.</text:span></text:p>
          </table:table-cell>
          <table:table-cell table:style-name="Tableau3.E2" office:value-type="string">
            <text:p text:style-name="P19">Variables d'entrée :</text:p>
            <text:p text:style-name="P19">La liste de tâches list_tache.</text:p>
            <text:p text:style-name="P19"/>
            <text:p text:style-name="P19">Cas 1 (valeurs courantes) :</text:p>
            <text:p text:style-name="P19">La fonction exécute la dernière tâche de la liste. Si la liste ne contient qu'un tâche, la fonction affiche « dernière tâche exécutée, liste de tâche</text:p>
            <text:p text:style-name="P19">détruite » sinon « tache [nom]</text:p>
            <text:p text:style-name="P19">exécutée ».</text:p>
            <text:p text:style-name="P19"/>
            <text:p text:style-name="P19">Cas 2 (valeurs particulières) :</text:p>
            <text:p text:style-name="P19">Pour le cas de la liste vide, la fonction affiche « liste vide pas de tâche à exécuter ».</text:p>
          </table:table-cell>
        </table:table-row>
        <text:soft-page-break/>
        <table:table-row table:style-name="Tableau3.15"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16">
          <table:table-cell table:style-name="Tableau3.A2" office:value-type="string">
            <text:p text:style-name="P4">load_data</text:p>
            <text:p text:style-name="P21"/>
          </table:table-cell>
          <table:table-cell table:style-name="Tableau3.A2" office:value-type="string">
            <text:p text:style-name="P1">Le nom d’un fichier.</text:p>
            <text:p text:style-name="P19"/>
          </table:table-cell>
          <table:table-cell table:style-name="Tableau3.A2" office:value-type="string">
            <text:p text:style-name="P6"><text:span text:style-name="T3">string vide:</text:span><text:line-break/><text:span text:style-name="T3">message d’erreur et retourne null.</text:span><text:line-break/><text:line-break/><text:span text:style-name="T3">fichier inaccessible :</text:span><text:line-break/><text:span text:style-name="T3">message d’erreur et retourne null.</text:span><text:line-break/><text:line-break/><text:span text:style-name="T3">fichier existant :</text:span><text:line-break/><text:span text:style-name="T3">charge la liste des tâches décrites par le fichier et retourne un pointeur vers cette liste.</text:span></text:p>
            <text:p text:style-name="P19"/>
          </table:table-cell>
          <table:table-cell table:style-name="Tableau3.A2" office:value-type="string">
            <text:p text:style-name="P6"><text:span text:style-name="T3">Un pointeur vers la liste de tâches.</text:span></text:p>
          </table:table-cell>
          <table:table-cell table:style-name="Tableau3.E2" office:value-type="string">
            <text:p text:style-name="P19">Variables d'entrée :</text:p>
            <text:p text:style-name="P19">Le nom du fichier sous la forme d'une chaîne de caractères.</text:p>
            <text:p text:style-name="P19"/>
            <text:p text:style-name="P19">Cas 1 (valeurs courantes) :</text:p>
            <text:p text:style-name="P19">Pour un nom de fichier .dat, la fonction retourne une liste de tâches dans le</text:p>
            <text:p text:style-name="P19">même ordre que dans le fichier.</text:p>
            <text:p text:style-name="P19"/>
            <text:p text:style-name="P19">Cas 2 (valeurs particulières) :</text:p>
            <text:p text:style-name="P19">Dans le cas d'un fichier sans son</text:p>
            <text:p text:style-name="P19">extension, la fonction affiche « Erreur de lecture du fichier ».</text:p>
            <text:p text:style-name="P19"/>
            <text:p text:style-name="P19">Cas 3 (valeurs aberrantes) :</text:p>
            <text:p text:style-name="P19">Si on passe en paramètre la valeur NULL, la fonction affiche « erreur de</text:p>
            <text:p text:style-name="P19">lecture du fichier ». </text:p>
            <text:p text:style-name="P19">Si le nom du fichier n'est pas une chaîne de caractères, la fonction s'arrête.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18">
          <table:table-cell table:style-name="Tableau3.A2" office:value-type="string">
            <text:p text:style-name="P21">load_data2</text:p>
          </table:table-cell>
          <table:table-cell table:style-name="Tableau3.A2" office:value-type="string">
            <text:p text:style-name="P19">Le nom d'un fichier</text:p>
          </table:table-cell>
          <table:table-cell table:style-name="Tableau3.A2" office:value-type="string">
            <text:p text:style-name="P19">Si le fichier est vide, on affiche un message. Sinon on parcourt croissant.</text:p>
            <text:p text:style-name="P19">le fichier jusqu’à la dernière</text:p>
            <text:p text:style-name="P19">ligne et on les ajoute dans une</text:p>
            <text:p text:style-name="P19">liste de façon à ce qu'on</text:p>
            <text:p text:style-name="P19">obtienne une liste triée dans</text:p>
            <text:p text:style-name="P19">l'ordre croissant.</text:p>
          </table:table-cell>
          <table:table-cell table:style-name="Tableau3.A2" office:value-type="string">
            <text:p text:style-name="P19">Une liste triée de tâches.</text:p>
          </table:table-cell>
          <table:table-cell table:style-name="Tableau3.E2" office:value-type="string">
            <text:p text:style-name="P19">Variables d'entrée :</text:p>
            <text:p text:style-name="P19">Le nom du fichier sous la forme d'une chaîne de caractères.</text:p>
            <text:p text:style-name="P19"/>
            <text:p text:style-name="P19">Cas 1 (valeurs courantes) :</text:p>
            <text:p text:style-name="P19">Un nom de fichier .dat. Retourne</text:p>
            <text:p text:style-name="P19">une liste de tâches triées.</text:p>
            <text:p text:style-name="P19"/>
            <text:p text:style-name="P19">Cas 2 (valeurs particulières) :</text:p>
            <text:p text:style-name="P19">Un nom de fichier sans son</text:p>
            <text:p text:style-name="P19">extension. Dans ce cas la</text:p>
            <text:p text:style-name="P19">fonction affiche « Erreur de</text:p>
            <text:p text:style-name="P19">lecture du fichier ».</text:p>
            <text:p text:style-name="P19"/>
            <text:p text:style-name="P19">Cas 3 (valeurs aberrantes) :</text:p>
            <text:p text:style-name="P19">On passe en paramètre NULL,</text:p>
            <text:p text:style-name="P19">la fonction affiche « erreur de</text:p>
            <text:p text:style-name="P19">lecture du fichier ». Ou bien, on</text:p>
            <text:p text:style-name="P19">passe un paramètre qui n’est</text:p>
            <text:p text:style-name="P19">pas une chaîne de caractère,</text:p>
            <text:p text:style-name="P19">dans ce cas, la fonction ne</text:p>
            <text:p text:style-name="P19">s’exécute pas.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>
          <table:table-cell table:style-name="Tableau3.A2" office:value-type="string">
            <text:p text:style-name="P2">insere_tache</text:p>
            <text:p text:style-name="P21"/>
          </table:table-cell>
          <table:table-cell table:style-name="Tableau3.A2" office:value-type="string">
            <text:p text:style-name="P5"><text:span text:style-name="T1">Un pointeur vers une liste de tâches.</text:span></text:p>
            <text:p text:style-name="P5"><text:line-break/><text:span text:style-name="T1">Un pointeur vers une tâche.</text:span></text:p>
            <text:p text:style-name="P19"/>
          </table:table-cell>
          <table:table-cell table:style-name="Tableau3.A2" office:value-type="string">
            <text:p text:style-name="P6"><text:span text:style-name="T5">pointeur liste null:</text:span><text:span text:style-name="T7"><text:line-break/></text:span><text:span text:style-name="T5">erreur.</text:span><text:span text:style-name="T7"><text:line-break/><text:line-break/></text:span><text:span text:style-name="T5">pointeur tache null:</text:span><text:span text:style-name="T7"><text:line-break/></text:span><text:span text:style-name="T5">erreur et retourne un pointeur vers la liste.</text:span><text:span text:style-name="T7"><text:line-break/><text:line-break/></text:span><text:span text:style-name="T5">données correctes :</text:span><text:span text:style-name="T7"><text:line-break/></text:span><text:span text:style-name="T5">ajoute la tâche à la fin de la liste et retourne un pointeur vers la liste.</text:span></text:p>
          </table:table-cell>
          <table:table-cell table:style-name="Tableau3.A2" office:value-type="string">
            <text:p text:style-name="P19">Un pointeur vers la liste de tâches.</text:p>
          </table:table-cell>
          <table:table-cell table:style-name="Tableau3.E2" office:value-type="string">
            <text:p text:style-name="P19">Variables d'entrée :</text:p>
            <text:p text:style-name="P19">La liste de tâches liste_task et la tâche ptache.</text:p>
            <text:p text:style-name="P19"/>
            <text:p text:style-name="P19">Cas 1 (valeurs courantes) :</text:p>
            <text:p text:style-name="P19">Dans le cas où la liste et la tâche sont non null, la fonction retourne la liste de tâches triées.</text:p>
            <text:p text:style-name="P19"/>
            <text:p text:style-name="P19">Cas 2 (valeurs particulières) :</text:p>
            <text:p text:style-name="P19">Dans le cas où l'un des paramètres est null, la fonction est interrompue.</text:p>
            <text:p text:style-name="P19"/>
            <text:p text:style-name="P19">Cas 3 (valeurs aberrantes) :</text:p>
            <text:p text:style-name="P19">Pour des paramètres null, la fonction ne</text:p>
            <text:p text:style-name="P19">fonctionne pas.</text:p>
          </table:table-cell>
        </table:table-row>
        <table:table-row>
          <table:table-cell table:style-name="Tableau3.A2" office:value-type="string">
            <text:p text:style-name="P2">insere_tache_priorite</text:p>
            <text:p text:style-name="P21"/>
          </table:table-cell>
          <table:table-cell table:style-name="Tableau3.A2" office:value-type="string">
            <text:p text:style-name="P5"><text:span text:style-name="T1">Un pointeur vers une liste de tâches.</text:span></text:p>
            <text:p text:style-name="P5"><text:line-break/><text:span text:style-name="T1">Un pointeur vers une tâche.</text:span></text:p>
            <text:p text:style-name="P19"/>
          </table:table-cell>
          <table:table-cell table:style-name="Tableau3.A2" office:value-type="string">
            <text:p text:style-name="P5"><text:span text:style-name="T1">pointeur liste null:</text:span><text:line-break/><text:span text:style-name="T1">erreur.</text:span><text:line-break/><text:line-break/><text:span text:style-name="T1">pointeur tâche null:</text:span><text:line-break/><text:span text:style-name="T1">erreur et retourne un pointeur vers la liste.</text:span><text:line-break/><text:line-break/><text:span text:style-name="T1">données correctes :</text:span><text:line-break/><text:span text:style-name="T1">ajout de la tâche selon sa priorité dans la liste et retourne un pointeur vers la liste.</text:span></text:p>
            <text:p text:style-name="P19"/>
          </table:table-cell>
          <table:table-cell table:style-name="Tableau3.A2" office:value-type="string">
            <text:p text:style-name="P19">Un pointeur vers la liste de tâches.</text:p>
          </table:table-cell>
          <table:table-cell table:style-name="Tableau3.E2" office:value-type="string">
            <text:p text:style-name="P19">Variables d'entrée :</text:p>
            <text:p text:style-name="P19">La liste de tâches liste_task et la tâche ptache.</text:p>
            <text:p text:style-name="P19"/>
            <text:p text:style-name="P19">Cas 1 (valeurs courantes) : </text:p>
            <text:p text:style-name="P19">Pour le cas d'une liste et d'une tâche non null, la fonction retourne la liste contenant la tâche avec la priorité.</text:p>
            <text:p text:style-name="P19"/>
            <text:p text:style-name="P19">Cas 2 (valeurs particulières) :</text:p>
            <text:p text:style-name="P19">Pour le cas d'un des 2 paramètres à null, la fonction affiche un message d'erreur.</text:p>
            <text:p text:style-name="P19"/>
            <text:p text:style-name="P19">Cas 3 (valeurs aberrantes) :</text:p>
            <text:p text:style-name="P19">Pour le cas des paramètres tous les 2 à null, le programme affiche «Liste vide».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 table:style-name="Tableau3.23">
          <table:table-cell table:style-name="Tableau3.A2" office:value-type="string">
            <text:p text:style-name="P21">fusion_listes</text:p>
          </table:table-cell>
          <table:table-cell table:style-name="Tableau3.A2" office:value-type="string">
            <text:p text:style-name="P6"><text:span text:style-name="T5">Un pointeur vers une liste de tâches.</text:span></text:p>
            <text:p text:style-name="P6"><text:span text:style-name="T7"><text:line-break/></text:span><text:span text:style-name="T5">Un pointeur vers une liste de tâches.</text:span></text:p>
          </table:table-cell>
          <table:table-cell table:style-name="Tableau3.A2" office:value-type="string">
            <text:p text:style-name="P5"><text:span text:style-name="T1">un des pointeurs null:</text:span><text:line-break/><text:span text:style-name="T1">erreur et retourne la liste non null.</text:span><text:line-break/><text:line-break/><text:span text:style-name="T1">les deux null :</text:span><text:line-break/><text:span text:style-name="T1">erreur.</text:span><text:line-break/><text:line-break/><text:span text:style-name="T1">listes correctes :</text:span><text:line-break/><text:span text:style-name="T1">fusionne les deux listes en conservant l’ordre, supprime la deuxième et retourne un pointeur vers la liste fusionnée.</text:span></text:p>
            <text:p text:style-name="P19"/>
          </table:table-cell>
          <table:table-cell table:style-name="Tableau3.A2" office:value-type="string">
            <text:p text:style-name="P6"><text:span text:style-name="T5">Un pointeur vers la liste de tâches.</text:span></text:p>
          </table:table-cell>
          <table:table-cell table:style-name="Tableau3.E2" office:value-type="string">
            <text:p text:style-name="P19">Variables d'entrée :</text:p>
            <text:p text:style-name="P19">les listes de tâches list_task1 et list_task2.</text:p>
            <text:p text:style-name="P19"/>
            <text:p text:style-name="P19">Cas 1 (valeurs courantes) :</text:p>
            <text:p text:style-name="P19">Dans le cas où les 2 listes en paramètres sont des listes triées de manière croissante, la fonction retourne</text:p>
            <text:p text:style-name="P19">une nouvelle liste qui est le</text:p>
            <text:p text:style-name="P19">résultat de la fusion.</text:p>
            <text:p text:style-name="P19"/>
            <text:p text:style-name="P19">Cas 2 (valeurs particulières) :</text:p>
            <text:p text:style-name="P19">ans le cas où list_task1 ou list_tache2 vaut null, la fonction retourne la</text:p>
            <text:p text:style-name="P19">liste qui ne vaut pas null et affiche</text:p>
            <text:p text:style-name="P19">un message (« liste nulle »).</text:p>
            <text:p text:style-name="P19">Si les listes sont non triées en</text:p>
            <text:p text:style-name="P19">paramètre, la fonction retourne une</text:p>
            <text:p text:style-name="P19">liste non triées avec les tâches</text:p>
            <text:p text:style-name="P19">des deux listes.</text:p>
            <text:p text:style-name="P19"/>
            <text:p text:style-name="P19">Cas 3 (valeurs aberrantes) :</text:p>
            <text:p text:style-name="P19">Dans le cas des paramètres valant null,</text:p>
            <text:p text:style-name="P19">La fonction affiche un message d'erreur.</text:p>
          </table:table-cell>
        </table:table-row>
        <text:soft-page-break/>
        <table:table-row>
          <table:table-cell table:style-name="Tableau3.A2" office:value-type="string">
            <text:p text:style-name="P7"><text:span text:style-name="T3">Fonction</text:span></text:p>
            <text:p text:style-name="P20"/>
          </table:table-cell>
          <table:table-cell table:style-name="Tableau3.A2" office:value-type="string">
            <text:p text:style-name="P7"><text:span text:style-name="T3">Valeurs entrées</text:span></text:p>
          </table:table-cell>
          <table:table-cell table:style-name="Tableau3.A2" office:value-type="string">
            <text:p text:style-name="P7"><text:span text:style-name="T3">Comportements attendus</text:span></text:p>
          </table:table-cell>
          <table:table-cell table:style-name="Tableau3.A2" office:value-type="string">
            <text:p text:style-name="P7"><text:span text:style-name="T3">Valeurs Sorties</text:span></text:p>
          </table:table-cell>
          <table:table-cell table:style-name="Tableau3.E2" office:value-type="string">
            <text:p text:style-name="P7"><text:span text:style-name="T3">Commentaires</text:span></text:p>
          </table:table-cell>
        </table:table-row>
        <table:table-row>
          <table:table-cell table:style-name="Tableau3.A2" office:value-type="string">
            <text:p text:style-name="P21">MAJ_priorite</text:p>
          </table:table-cell>
          <table:table-cell table:style-name="Tableau3.A2" office:value-type="string">
            <text:p text:style-name="P3">Un pointeur vers une liste de tâches.</text:p>
            <text:p text:style-name="P19"/>
          </table:table-cell>
          <table:table-cell table:style-name="Tableau3.A2" office:value-type="string">
            <text:p text:style-name="P5"><text:span text:style-name="T1">pointeur null :</text:span><text:line-break/><text:span text:style-name="T1">pas d’action et retourne 0.</text:span><text:line-break/><text:line-break/><text:span text:style-name="T1">liste vide :</text:span><text:line-break/><text:span text:style-name="T1">pas d’action et retourne 1.</text:span><text:line-break/><text:line-break/><text:span text:style-name="T1">liste non_vide:</text:span><text:line-break/><text:span text:style-name="T1">met à jour la priorité de chaque tâche de la liste et retourne 1.</text:span></text:p>
            <text:p text:style-name="P19"/>
          </table:table-cell>
          <table:table-cell table:style-name="Tableau3.A2" office:value-type="string">
            <text:p text:style-name="P5"><text:span text:style-name="T1">1 → pas d’erreur.</text:span><text:line-break/><text:span text:style-name="T1">0 → erreur.</text:span></text:p>
            <text:p text:style-name="P19"/>
          </table:table-cell>
          <table:table-cell table:style-name="Tableau3.E2" office:value-type="string">
            <text:p text:style-name="P19">Variables d'entrée :</text:p>
            <text:p text:style-name="P19">La liste de tâches list_task</text:p>
            <text:p text:style-name="P19"></text:p>
            <text:p text:style-name="P19">Cas 1 (valeurs courantes) :</text:p>
            <text:p text:style-name="P19">Dans le cas d'une liste non vide, toutes</text:p>
            <text:p text:style-name="P19">les priorités sont décrémentées de 1 tant que leur propriété est supérieur à une valeur p1. La fonction retourne 1.</text:p>
            <text:p text:style-name="P19"/>
            <text:p text:style-name="P19">Cas 2 (valeur particulière) :</text:p>
            <text:p text:style-name="P19">Dans le cas d'une liste NULL, la fonction affiche «la liste est vide » et retourne 0.</text:p>
          </table:table-cell>
        </table:table-row>
      </table:table>
      <text:p text:style-name="P12"/>
      <text:list xml:id="list844759390" text:style-name="L3">
        <text:list-item>
          <text:p text:style-name="P16"><text:span text:style-name="T10">Exécution et analyse des tests :</text:span></text:p>
        </text:list-item>
      </text:list>
      <text:p text:style-name="P14"/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18">Nom de la fonction</text:p>
          </table:table-cell>
          <table:table-cell table:style-name="Tableau1.A1" office:value-type="string">
            <text:p text:style-name="P18">Correct</text:p>
          </table:table-cell>
          <table:table-cell table:style-name="Tableau1.A1" office:value-type="string">
            <text:p text:style-name="P18">robustesse</text:p>
          </table:table-cell>
          <table:table-cell table:style-name="Tableau1.D1" office:value-type="string">
            <text:p text:style-name="P18">fiabilité</text:p>
          </table:table-cell>
        </table:table-row>
        <table:table-row>
          <table:table-cell table:style-name="Tableau1.A2" office:value-type="string">
            <text:p text:style-name="P17">cree_tache</text:p>
          </table:table-cell>
          <table:table-cell table:style-name="Tableau1.A2" office:value-type="string">
            <text:p text:style-name="P17">La fonction crée correctement la tâche.</text:p>
          </table:table-cell>
          <table:table-cell table:style-name="Tableau1.A2" office:value-type="string">
            <text:p text:style-name="P17">La fonction est indifférente aux valeurs erronées.</text:p>
          </table:table-cell>
          <table:table-cell table:style-name="Tableau1.D2" office:value-type="string">
            <text:p text:style-name="P17">non</text:p>
          </table:table-cell>
        </table:table-row>
        <table:table-row>
          <table:table-cell table:style-name="Tableau1.A2" office:value-type="string">
            <text:p text:style-name="P17">cree_liste</text:p>
          </table:table-cell>
          <table:table-cell table:style-name="Tableau1.A2" office:value-type="string">
            <text:p text:style-name="P17">La liste est bien créée par la fonction.</text:p>
          </table:table-cell>
          <table:table-cell table:style-name="Tableau1.A2" office:value-type="string">
            <text:p text:style-name="P17">La fonction ne détecte pas les mauvaises valeurs.</text:p>
          </table:table-cell>
          <table:table-cell table:style-name="Tableau1.D2" office:value-type="string">
            <text:p text:style-name="P17">non</text:p>
          </table:table-cell>
        </table:table-row>
        <table:table-row>
          <table:table-cell table:style-name="Tableau1.A2" office:value-type="string">
            <text:p text:style-name="P17">affiche_liste</text:p>
          </table:table-cell>
          <table:table-cell table:style-name="Tableau1.A2" office:value-type="string">
            <text:p text:style-name="P17">Bon affichage de la liste.</text:p>
          </table:table-cell>
          <table:table-cell table:style-name="Tableau1.A2" office:value-type="string">
            <text:p text:style-name="P17">La fonction affiche le fait que la liste est vide correctement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ajoute_tache</text:p>
          </table:table-cell>
          <table:table-cell table:style-name="Tableau1.A2" office:value-type="string">
            <text:p text:style-name="P17">La fonction ajoute correctement les tâches.</text:p>
          </table:table-cell>
          <table:table-cell table:style-name="Tableau1.A2" office:value-type="string">
            <text:p text:style-name="P17">La fonction détecte correctement les erreurs et affiche des messages d'erreur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annule_tache</text:p>
          </table:table-cell>
          <table:table-cell table:style-name="Tableau1.A2" office:value-type="string">
            <text:p text:style-name="P17">La fonction ne supprime que l'identifiant de la première tâche et non la tâche.</text:p>
          </table:table-cell>
          <table:table-cell table:style-name="Tableau1.A2" office:value-type="string">
            <text:p text:style-name="P17">La fonction détecte partiellement les erreurs.</text:p>
          </table:table-cell>
          <table:table-cell table:style-name="Tableau1.D2" office:value-type="string">
            <text:p text:style-name="P17">non</text:p>
          </table:table-cell>
        </table:table-row>
        <table:table-row>
          <table:table-cell table:style-name="Tableau1.A2" office:value-type="string">
            <text:p text:style-name="P17">execute_tache_FIFO</text:p>
          </table:table-cell>
          <table:table-cell table:style-name="Tableau1.A2" office:value-type="string">
            <text:p text:style-name="P17">La fonction exécute la dernière tâche de la liste alors que ce devrait être la première.</text:p>
          </table:table-cell>
          <table:table-cell table:style-name="Tableau1.A2" office:value-type="string">
            <text:p text:style-name="P17">La fonction affiche bien un message d'erreur lorsque la liste est vide.</text:p>
          </table:table-cell>
          <table:table-cell table:style-name="Tableau1.D2" office:value-type="string">
            <text:p text:style-name="P17">non</text:p>
          </table:table-cell>
        </table:table-row>
        <table:table-row>
          <table:table-cell table:style-name="Tableau1.A2" office:value-type="string">
            <text:p text:style-name="P17">depile_tache</text:p>
          </table:table-cell>
          <table:table-cell table:style-name="Tableau1.A2" office:value-type="string">
            <text:p text:style-name="P17">La fonction dépile correctement.</text:p>
          </table:table-cell>
          <table:table-cell table:style-name="Tableau1.A2" office:value-type="string">
            <text:p text:style-name="P17">La fonction détecte et affiche la liste vide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depile_tache2</text:p>
          </table:table-cell>
          <table:table-cell table:style-name="Tableau1.A2" office:value-type="string">
            <text:p text:style-name="P17">La fonction ne s'exécute pas.</text:p>
          </table:table-cell>
          <table:table-cell table:style-name="Tableau1.A2" office:value-type="string">
            <text:p text:style-name="P17"/>
          </table:table-cell>
          <table:table-cell table:style-name="Tableau1.D2" office:value-type="string">
            <text:p text:style-name="P17">non</text:p>
          </table:table-cell>
        </table:table-row>
        <table:table-row table:style-name="Tableau1.10">
          <table:table-cell table:style-name="Tableau1.A2" office:value-type="string">
            <text:p text:style-name="P17">execute_tache_LIFO</text:p>
          </table:table-cell>
          <table:table-cell table:style-name="Tableau1.A2" office:value-type="string">
            <text:p text:style-name="P17">La fonction exécute la première tâche de la liste alors que ce devrait être la dernière.</text:p>
          </table:table-cell>
          <table:table-cell table:style-name="Tableau1.A2" office:value-type="string">
            <text:p text:style-name="P17">La fonction détecte et affiche un message d'erreur pour la liste vide.</text:p>
          </table:table-cell>
          <table:table-cell table:style-name="Tableau1.D2" office:value-type="string">
            <text:p text:style-name="P17">non</text:p>
          </table:table-cell>
        </table:table-row>
        <table:table-row table:style-name="Tableau1.11">
          <table:table-cell table:style-name="Tableau1.A2" office:value-type="string">
            <text:p text:style-name="P17">load_data</text:p>
          </table:table-cell>
          <table:table-cell table:style-name="Tableau1.A2" office:value-type="string">
            <text:p text:style-name="P17">La fonction insère correctement les tâches à la liste.</text:p>
          </table:table-cell>
          <table:table-cell table:style-name="Tableau1.A2" office:value-type="string">
            <text:p text:style-name="P17">La fonction affiche un message d'erreur pour le problème d'ouverture de fichier.</text:p>
          </table:table-cell>
          <table:table-cell table:style-name="Tableau1.D2" office:value-type="string">
            <text:p text:style-name="P17">oui</text:p>
          </table:table-cell>
        </table:table-row>
        <text:soft-page-break/>
        <table:table-row table:style-name="Tableau1.12">
          <table:table-cell table:style-name="Tableau1.A2" office:value-type="string">
            <text:p text:style-name="P18">Nom de la fonction</text:p>
          </table:table-cell>
          <table:table-cell table:style-name="Tableau1.A2" office:value-type="string">
            <text:p text:style-name="P18">Correct</text:p>
          </table:table-cell>
          <table:table-cell table:style-name="Tableau1.A2" office:value-type="string">
            <text:p text:style-name="P18">robustesse</text:p>
          </table:table-cell>
          <table:table-cell table:style-name="Tableau1.D2" office:value-type="string">
            <text:p text:style-name="P18">fiabilité</text:p>
          </table:table-cell>
        </table:table-row>
        <table:table-row>
          <table:table-cell table:style-name="Tableau1.A2" office:value-type="string">
            <text:p text:style-name="P17">load_data2</text:p>
          </table:table-cell>
          <table:table-cell table:style-name="Tableau1.A2" office:value-type="string">
            <text:p text:style-name="P17">La fonction insère correctement les tâches à la liste.</text:p>
          </table:table-cell>
          <table:table-cell table:style-name="Tableau1.A2" office:value-type="string">
            <text:p text:style-name="P17">La fonction affiche un message d'erreur pour le problème d'ouverture de fichier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insere_tache</text:p>
          </table:table-cell>
          <table:table-cell table:style-name="Tableau1.A2" office:value-type="string">
            <text:p text:style-name="P17">La fonction s'exécute normalement.</text:p>
          </table:table-cell>
          <table:table-cell table:style-name="Tableau1.A2" office:value-type="string">
            <text:p text:style-name="P17">La fonction est interrompue en cas d'erreurs.</text:p>
          </table:table-cell>
          <table:table-cell table:style-name="Tableau1.D2" office:value-type="string">
            <text:p text:style-name="P17">non</text:p>
          </table:table-cell>
        </table:table-row>
        <table:table-row>
          <table:table-cell table:style-name="Tableau1.A2" office:value-type="string">
            <text:p text:style-name="P17">insere_tache_priorite</text:p>
          </table:table-cell>
          <table:table-cell table:style-name="Tableau1.A2" office:value-type="string">
            <text:p text:style-name="P17">La fonction s'exécute correctement.</text:p>
          </table:table-cell>
          <table:table-cell table:style-name="Tableau1.A2" office:value-type="string">
            <text:p text:style-name="P17">La fonction détecte les erreurs et les affiche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fusion_liste</text:p>
          </table:table-cell>
          <table:table-cell table:style-name="Tableau1.A2" office:value-type="string">
            <text:p text:style-name="P17">La fusion est correctement exécutée.</text:p>
          </table:table-cell>
          <table:table-cell table:style-name="Tableau1.A2" office:value-type="string">
            <text:p text:style-name="P17">La fonction détecte les erreurs et les affiche.</text:p>
          </table:table-cell>
          <table:table-cell table:style-name="Tableau1.D2" office:value-type="string">
            <text:p text:style-name="P17">oui</text:p>
          </table:table-cell>
        </table:table-row>
        <table:table-row>
          <table:table-cell table:style-name="Tableau1.A2" office:value-type="string">
            <text:p text:style-name="P17">MAJ_priorite</text:p>
          </table:table-cell>
          <table:table-cell table:style-name="Tableau1.A2" office:value-type="string">
            <text:p text:style-name="P17">Les priorités sont mises à jours.</text:p>
          </table:table-cell>
          <table:table-cell table:style-name="Tableau1.A2" office:value-type="string">
            <text:p text:style-name="P17">La fonction détecte les erreurs et les affiche.</text:p>
          </table:table-cell>
          <table:table-cell table:style-name="Tableau1.D2" office:value-type="string">
            <text:p text:style-name="P17">oui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Hars</meta:initial-creator>
    <meta:creation-date>2011-12-09T01:10:53</meta:creation-date>
    <dc:date>2011-12-09T07:35:17</dc:date>
    <dc:creator>Antoine Hars</dc:creator>
    <meta:editing-duration>PT6H24M25S</meta:editing-duration>
    <meta:editing-cycles>33</meta:editing-cycles>
    <meta:generator>LibreOffice/3.4$Linux LibreOffice_project/340m1$Build-402</meta:generator>
    <meta:document-statistic meta:table-count="2" meta:image-count="0" meta:object-count="0" meta:page-count="13" meta:paragraph-count="354" meta:word-count="2223" meta:character-count="13040" meta:non-whitespace-character-count="10987"/>
  </office:meta>
</office:document-meta>
</file>